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east-number-of-unique-integers-after-k-removals/" text:style-name="Internet_20_link" text:visited-style-name="Visited_20_Internet_20_Link"><text:span text:style-name="T1">1481. Least Number of Unique Integers after K Removals</text:span></text:a></text:p>
      <text:p text:style-name="P3">Medium</text:p>
      <text:p text:style-name="P3"/>
      <text:p text:style-name="P4"><text:span text:style-name="T1">Given an array of integers </text:span><text:span text:style-name="Source_20_Text"><text:span text:style-name="T3">arr</text:span></text:span><text:span text:style-name="T1"> and an integer </text:span><text:span text:style-name="Source_20_Text"><text:span text:style-name="T3">k</text:span></text:span><text:span text:style-name="T1">. Find the </text:span><text:span text:style-name="Emphasis"><text:span text:style-name="T1">least number of unique integers</text:span></text:span><text:span text:style-name="T1"> after removing </text:span><text:span text:style-name="Strong_20_Emphasis"><text:span text:style-name="T1">exactly</text:span></text:span><text:span text:style-name="T1"> </text:span><text:span text:style-name="Source_20_Text"><text:span text:style-name="T3">k</text:span></text:span><text:span text:style-name="T1"> elements</text:span><text:span text:style-name="T2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 </text:span></text:span><text:span text:style-name="T1">arr = [5,5,4], k = 1</text:span></text:p>
      <text:p text:style-name="P2"><text:span text:style-name="Strong_20_Emphasis"><text:span text:style-name="T1">Output: </text:span></text:span><text:span text:style-name="T1">1</text:span></text:p>
      <text:p text:style-name="P1"><text:span text:style-name="Strong_20_Emphasis"><text:span text:style-name="T1">Explanation</text:span></text:span><text:span text:style-name="T1">: Remove the single 4, only 5 is left.</text:span></text:p>
      <text:p text:style-name="Text_20_body"><text:span text:style-name="Strong_20_Emphasis"><text:span text:style-name="T1">Example 2:</text:span></text:span></text:p>
      <text:p text:style-name="P2"><text:span text:style-name="Strong_20_Emphasis"><text:span text:style-name="T1">Input: </text:span></text:span><text:span text:style-name="T1">arr = [4,3,1,1,3,3,2], k = 3</text:span></text:p>
      <text:p text:style-name="P2"><text:span text:style-name="Strong_20_Emphasis"><text:span text:style-name="T1">Output: </text:span></text:span><text:span text:style-name="T1">2</text:span></text:p>
      <text:p text:style-name="P1"><text:span text:style-name="Strong_20_Emphasis"><text:span text:style-name="T1">Explanation</text:span></text:span><text:span text:style-name="T1">: Remove 4, 2 and either one of the two 1s or three 3s. 1 and 3 will be left.</text:span></text:p>
      <text:p text:style-name="P5"> </text:p>
      <text:p text:style-name="P4"><text:span text:style-name="Strong_20_Emphasis"><text:span text:style-name="T1">Constraints:</text:span></text:span></text:p>
      <text:list xml:id="list3507215674" text:style-name="L2">
        <text:list-item>
          <text:p text:style-name="P6"><text:span text:style-name="Source_20_Text"><text:span text:style-name="T3">1 &lt;= arr.length &lt;= 10^5</text:span></text:span></text:p>
        </text:list-item>
        <text:list-item>
          <text:p text:style-name="P6"><text:span text:style-name="Source_20_Text"><text:span text:style-name="T3">1 &lt;= arr[i] &lt;= 10^9</text:span></text:span></text:p>
        </text:list-item>
        <text:list-item>
          <text:p text:style-name="P7"><text:span text:style-name="Source_20_Text"><text:span text:style-name="T3">0 &lt;= k &lt;= arr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6T16:50:27.918000000</dc:date>
    <meta:editing-duration>PT11S</meta:editing-duration>
    <meta:editing-cycles>1</meta:editing-cycles>
    <meta:document-statistic meta:table-count="0" meta:image-count="0" meta:object-count="0" meta:page-count="1" meta:paragraph-count="17" meta:word-count="102" meta:character-count="500" meta:non-whitespace-character-count="414"/>
    <meta:generator>LibreOffice/7.2.2.2$Windows_X86_64 LibreOffice_project/02b2acce88a210515b4a5bb2e46cbfb63fe97d56</meta:generator>
  </office:meta>
</office:document-meta>
</file>